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9466666666667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7216666666667cm"/>
    </style:style>
    <style:style style:name="co5" style:family="table-column">
      <style:table-column-properties fo:break-before="auto" style:column-width="2.05316666666667cm"/>
    </style:style>
    <style:style style:name="co6" style:family="table-column">
      <style:table-column-properties fo:break-before="auto" style:column-width="3.048cm"/>
    </style:style>
    <style:style style:name="ro1" style:family="table-row">
      <style:table-row-properties style:row-height="25.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August 2024</text:p>
          </table:table-cell>
          <table:covered-table-cell table:number-columns-repeated="4"/>
          <table:table-cell table:number-columns-repeated="16379" table:style-name="ce1"/>
        </table:table-row>
        <table:table-row table:style-name="ro2">
          <table:table-cell office:value-type="string" table:style-name="ce2">
            <text:p>Report Date : 30/8/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94" table:style-name="ce7">
            <text:p>1194</text:p>
          </table:table-cell>
          <table:table-cell office:value-type="float" office:value="1160" table:style-name="ce7">
            <text:p>116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1" table:style-name="ce7">
            <text:p>101</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6" table:style-name="ce7">
            <text:p>396</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21" table:style-name="ce7">
            <text:p>421</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700" table:style-name="ce7">
            <text:p>700</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76" table:style-name="ce7">
            <text:p>1976</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72" table:style-name="ce7">
            <text:p>972</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39" table:style-name="ce7">
            <text:p>539</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57" table:style-name="ce7">
            <text:p>557</text:p>
          </table:table-cell>
          <table:table-cell office:value-type="float" office:value="525" table:style-name="ce7">
            <text:p>525</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1112" table:style-name="ce7">
            <text:p>1112</text:p>
          </table:table-cell>
          <table:table-cell office:value-type="float" office:value="1072" table:style-name="ce7">
            <text:p>1072</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4" table:style-name="ce7">
            <text:p>774</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5" table:style-name="ce7">
            <text:p>685</text:p>
          </table:table-cell>
          <table:table-cell office:value-type="float" office:value="746" table:style-name="ce7">
            <text:p>746</text:p>
          </table:table-cell>
          <table:table-cell office:value-type="float" office:value="733" table:style-name="ce7">
            <text:p>733</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11" table:style-name="ce7">
            <text:p>511</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93" table:style-name="ce7">
            <text:p>193</text:p>
          </table:table-cell>
          <table:table-cell office:value-type="float" office:value="70" table:style-name="ce7">
            <text:p>70</text:p>
          </table:table-cell>
          <table:table-cell office:value-type="float" office:value="60" table:style-name="ce7">
            <text:p>6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425" table:style-name="ce7">
            <text:p>425</text:p>
          </table:table-cell>
          <table:table-cell office:value-type="float" office:value="420" table:style-name="ce7">
            <text:p>420</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65" table:style-name="ce7">
            <text:p>1165</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8" table:style-name="ce7">
            <text:p>114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Durham</text:p>
          </table:table-cell>
          <table:table-cell office:value-type="float" office:value="602" table:style-name="ce7">
            <text:p>602</text:p>
          </table:table-cell>
          <table:table-cell office:value-type="float" office:value="561" table:style-name="ce7">
            <text:p>561</text:p>
          </table:table-cell>
          <table:table-cell office:value-type="float" office:value="985" table:style-name="ce7">
            <text:p>985</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100" table:style-name="ce7">
            <text:p>100</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67" table:style-name="ce7">
            <text:p>367</text:p>
          </table:table-cell>
          <table:table-cell office:value-type="float" office:value="430" table:style-name="ce7">
            <text:p>430</text:p>
          </table:table-cell>
          <table:table-cell office:value-type="float" office:value="373" table:style-name="ce7">
            <text:p>373</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09" table:style-name="ce7">
            <text:p>1009</text:p>
          </table:table-cell>
          <table:table-cell table:number-columns-repeated="16379" table:style-name="ce1"/>
        </table:table-row>
        <table:table-row table:style-name="ro3">
          <table:table-cell office:value-type="string" table:style-name="ce6">
            <text:p>Erlestoke</text:p>
          </table:table-cell>
          <table:table-cell office:value-type="float" office:value="480" table:style-name="ce7">
            <text:p>480</text:p>
          </table:table-cell>
          <table:table-cell office:value-type="float" office:value="480" table:style-name="ce7">
            <text:p>480</text:p>
          </table:table-cell>
          <table:table-cell office:value-type="float" office:value="512" table:style-name="ce7">
            <text:p>512</text:p>
          </table:table-cell>
          <table:table-cell office:value-type="float" office:value="510" table:style-name="ce7">
            <text:p>510</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301" table:style-name="ce7">
            <text:p>30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2" table:style-name="ce7">
            <text:p>672</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91" table:style-name="ce7">
            <text:p>591</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61" table:style-name="ce7">
            <text:p>1761</text:p>
          </table:table-cell>
          <table:table-cell office:value-type="float" office:value="1722" table:style-name="ce7">
            <text:p>1722</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89" table:style-name="ce7">
            <text:p>389</text:p>
          </table:table-cell>
          <table:table-cell office:value-type="float" office:value="349" table:style-name="ce7">
            <text:p>349</text:p>
          </table:table-cell>
          <table:table-cell office:value-type="float" office:value="339" table:style-name="ce7">
            <text:p>339</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2" table:style-name="ce7">
            <text:p>1452</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69" table:style-name="ce7">
            <text:p>1769</text:p>
          </table:table-cell>
          <table:table-cell office:value-type="float" office:value="1755" table:style-name="ce7">
            <text:p>1755</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286" table:style-name="ce7">
            <text:p>286</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19" table:style-name="ce7">
            <text:p>819</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0" table:style-name="ce7">
            <text:p>82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599" table:style-name="ce7">
            <text:p>599</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20" table:style-name="ce7">
            <text:p>520</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6" table:style-name="ce7">
            <text:p>356</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0" table:style-name="ce7">
            <text:p>1090</text:p>
          </table:table-cell>
          <table:table-cell office:value-type="float" office:value="979" table:style-name="ce7">
            <text:p>979</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38" table:style-name="ce7">
            <text:p>1238</text:p>
          </table:table-cell>
          <table:table-cell office:value-type="float" office:value="1310" table:style-name="ce7">
            <text:p>1310</text:p>
          </table:table-cell>
          <table:table-cell office:value-type="float" office:value="1292" table:style-name="ce7">
            <text:p>1292</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6" table:style-name="ce7">
            <text:p>596</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55" table:style-name="ce7">
            <text:p>1155</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722" table:style-name="ce7">
            <text:p>722</text:p>
          </table:table-cell>
          <table:table-cell office:value-type="float" office:value="1042" table:style-name="ce7">
            <text:p>1042</text:p>
          </table:table-cell>
          <table:table-cell office:value-type="float" office:value="1027" table:style-name="ce7">
            <text:p>1027</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79" table:style-name="ce7">
            <text:p>1079</text:p>
          </table:table-cell>
          <table:table-cell office:value-type="float" office:value="1062" table:style-name="ce7">
            <text:p>1062</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81" table:style-name="ce7">
            <text:p>1081</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5" table:style-name="ce7">
            <text:p>205</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3" table:style-name="ce7">
            <text:p>55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3" table:style-name="ce7">
            <text:p>110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1" table:style-name="ce7">
            <text:p>321</text:p>
          </table:table-cell>
          <table:table-cell office:value-type="float" office:value="310" table:style-name="ce7">
            <text:p>310</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0" table:style-name="ce7">
            <text:p>620</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51" table:style-name="ce7">
            <text:p>651</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6" table:style-name="ce7">
            <text:p>896</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4" table:style-name="ce7">
            <text:p>1234</text:p>
          </table:table-cell>
          <table:table-cell office:value-type="float" office:value="1231" table:style-name="ce7">
            <text:p>1231</text:p>
          </table:table-cell>
          <table:table-cell table:number-columns-repeated="16379" table:style-name="ce1"/>
        </table:table-row>
        <table:table-row table:style-name="ro3">
          <table:table-cell office:value-type="string" table:style-name="ce6">
            <text:p>Liverpool</text:p>
          </table:table-cell>
          <table:table-cell office:value-type="float" office:value="1128" table:style-name="ce7">
            <text:p>1128</text:p>
          </table:table-cell>
          <table:table-cell office:value-type="float" office:value="881" table:style-name="ce7">
            <text:p>881</text:p>
          </table:table-cell>
          <table:table-cell office:value-type="float" office:value="840" table:style-name="ce7">
            <text:p>840</text:p>
          </table:table-cell>
          <table:table-cell office:value-type="float" office:value="820" table:style-name="ce7">
            <text:p>820</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71" table:style-name="ce7">
            <text:p>571</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88" table:style-name="ce7">
            <text:p>888</text:p>
          </table:table-cell>
          <table:table-cell office:value-type="float" office:value="866" table:style-name="ce7">
            <text:p>866</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2" table:style-name="ce7">
            <text:p>612</text:p>
          </table:table-cell>
          <table:table-cell office:value-type="float" office:value="599" table:style-name="ce7">
            <text:p>599</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04" table:style-name="ce7">
            <text:p>704</text:p>
          </table:table-cell>
          <table:table-cell office:value-type="float" office:value="641" table:style-name="ce7">
            <text:p>641</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80" table:style-name="ce7">
            <text:p>1080</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51" table:style-name="ce7">
            <text:p>35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53" table:style-name="ce7">
            <text:p>353</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5" table:style-name="ce7">
            <text:p>295</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96" table:style-name="ce7">
            <text:p>1296</text:p>
          </table:table-cell>
          <table:table-cell office:value-type="float" office:value="1289" table:style-name="ce7">
            <text:p>1289</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55" table:style-name="ce7">
            <text:p>755</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40" table:style-name="ce7">
            <text:p>940</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07" table:style-name="ce7">
            <text:p>2107</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36" table:style-name="ce7">
            <text:p>736</text:p>
          </table:table-cell>
          <table:table-cell office:value-type="float" office:value="734" table:style-name="ce7">
            <text:p>734</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805" table:style-name="ce7">
            <text:p>180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3" table:style-name="ce7">
            <text:p>1183</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16" table:style-name="ce7">
            <text:p>1316</text:p>
          </table:table-cell>
          <table:table-cell office:value-type="float" office:value="1252" table:style-name="ce7">
            <text:p>1252</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7" table:style-name="ce7">
            <text:p>527</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Ranby</text:p>
          </table:table-cell>
          <table:table-cell office:value-type="float" office:value="919" table:style-name="ce7">
            <text:p>919</text:p>
          </table:table-cell>
          <table:table-cell office:value-type="float" office:value="917" table:style-name="ce7">
            <text:p>917</text:p>
          </table:table-cell>
          <table:table-cell office:value-type="float" office:value="1123" table:style-name="ce7">
            <text:p>1123</text:p>
          </table:table-cell>
          <table:table-cell office:value-type="float" office:value="1111" table:style-name="ce7">
            <text:p>1111</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13" table:style-name="ce7">
            <text:p>1013</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47" table:style-name="ce7">
            <text:p>247</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211" table:style-name="ce7">
            <text:p>1211</text:p>
          </table:table-cell>
          <table:table-cell office:value-type="float" office:value="1118" table:style-name="ce7">
            <text:p>1118</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0" table:style-name="ce7">
            <text:p>770</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05" table:style-name="ce7">
            <text:p>405</text:p>
          </table:table-cell>
          <table:table-cell table:number-columns-repeated="16379" table:style-name="ce1"/>
        </table:table-row>
        <table:table-row table:style-name="ro3">
          <table:table-cell office:value-type="string" table:style-name="ce6">
            <text:p>Sudbury</text:p>
          </table:table-cell>
          <table:table-cell office:value-type="float" office:value="755" table:style-name="ce7">
            <text:p>755</text:p>
          </table:table-cell>
          <table:table-cell office:value-type="float" office:value="661" table:style-name="ce7">
            <text:p>661</text:p>
          </table:table-cell>
          <table:table-cell office:value-type="float" office:value="641" table:style-name="ce7">
            <text:p>641</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36" table:style-name="ce7">
            <text:p>936</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26" table:style-name="ce7">
            <text:p>426</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6" table:style-name="ce7">
            <text:p>1206</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4" table:style-name="ce7">
            <text:p>1024</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10" table:style-name="ce7">
            <text:p>610</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2" table:style-name="ce7">
            <text:p>422</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488" table:style-name="ce7">
            <text:p>488</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0" table:style-name="ce7">
            <text:p>740</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20" table:style-name="ce7">
            <text:p>1520</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43" table:style-name="ce7">
            <text:p>843</text:p>
          </table:table-cell>
          <table:table-cell office:value-type="float" office:value="920" table:style-name="ce7">
            <text:p>920</text:p>
          </table:table-cell>
          <table:table-cell office:value-type="float" office:value="899" table:style-name="ce7">
            <text:p>899</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79" table:style-name="ce7">
            <text:p>87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8" table:style-name="ce7">
            <text:p>288</text:p>
          </table:table-cell>
          <table:table-cell office:value-type="float" office:value="151" table:style-name="ce7">
            <text:p>151</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50" table:style-name="ce7">
            <text:p>850</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50" table:style-name="ce7">
            <text:p>450</text:p>
          </table:table-cell>
          <table:table-cell office:value-type="float" office:value="458" table:style-name="ce7">
            <text:p>458</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30" table:style-name="ce7">
            <text:p>630</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454" table:style-name="ce7">
            <text:p>454</text:p>
          </table:table-cell>
          <table:table-cell office:value-type="float" office:value="396" table:style-name="ce7">
            <text:p>396</text:p>
          </table:table-cell>
          <table:table-cell table:number-columns-repeated="16379" table:style-name="ce1"/>
        </table:table-row>
        <table:table-row table:style-name="ro3">
          <table:table-cell office:value-type="string" table:style-name="ce6">
            <text:p>Wormwood Scrubs</text:p>
          </table:table-cell>
          <table:table-cell office:value-type="float" office:value="1183" table:style-name="ce7">
            <text:p>1183</text:p>
          </table:table-cell>
          <table:table-cell office:value-type="float" office:value="1174" table:style-name="ce7">
            <text:p>1174</text:p>
          </table:table-cell>
          <table:table-cell office:value-type="float" office:value="1280" table:style-name="ce7">
            <text:p>1280</text:p>
          </table:table-cell>
          <table:table-cell office:value-type="float" office:value="1267" table:style-name="ce7">
            <text:p>1267</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Total</text:p>
          </table:table-cell>
          <table:table-cell office:value-type="float" office:value="83361" table:style-name="ce7">
            <text:p>83361</text:p>
          </table:table-cell>
          <table:table-cell office:value-type="float" office:value="79333" table:style-name="ce7">
            <text:p>79333</text:p>
          </table:table-cell>
          <table:table-cell office:value-type="string" table:style-name="ce7">
            <text:p>89543**</text:p>
          </table:table-cell>
          <table:table-cell office:value-type="float" office:value="88350" table:style-name="ce7">
            <text:p>88350</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August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3-to-march-2024</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meta:initial-creator>Elden, Dawn [NOMS]</meta:initial-creator>
    <dc:creator>Elden, Dawn</dc:creator>
    <meta:creation-date>2021-06-28T15:16:42Z</meta:creation-date>
    <dc:date>2024-09-11T12:15:57Z</dc:date>
    <meta:editing-duration>PT0S</meta:editing-duration>
    <meta:user-defined meta:name="ContentTypeId">0x0101007437784DDA6E8C4A82A3E362E8B24045</meta:user-defined>
  </office:meta>
</office:document-meta>
</file>